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arse Randomisation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edium Randomisation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ne randomisatio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Direct freemode graph control not yet implemented</text:p>
          </table:table-cell>
          <table:table-cell table:number-columns-repeated="1017"/>
        </table:table-row>
        <table:table-row table:style-name="ro1" table:number-rows-repeated="10482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08:22:48.578614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9T10:47:42.104643000</dc:date>
    <meta:editing-duration>PT13H10M51S</meta:editing-duration>
    <meta:editing-cycles>52</meta:editing-cycles>
    <meta:generator>LibreOffice/5.1.3.2$Linux_X86_64 LibreOffice_project/10m0$Build-2</meta:generator>
    <meta:document-statistic meta:table-count="1" meta:cell-count="1913" meta:object-count="0"/>
  </office:meta>
</office:document-meta>
</file>